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fo:font-size="6pt" style:font-size-asian="5.25pt" style:font-size-complex="6pt"/>
    </style:style>
    <style:style style:name="P2" style:family="paragraph" style:parent-style-name="Heading_20_3">
      <style:text-properties fo:font-size="6pt" style:font-size-asian="5.25pt" style:font-size-complex="6pt"/>
    </style:style>
    <style:style style:name="P3" style:family="paragraph" style:parent-style-name="Text_20_body">
      <style:text-properties fo:font-size="6pt" style:font-size-asian="5.25pt" style:font-size-complex="6pt"/>
    </style:style>
    <style:style style:name="P4" style:family="paragraph" style:parent-style-name="Horizontal_20_Line">
      <style:text-properties style:font-size-asian="5.25pt"/>
    </style:style>
    <style:style style:name="P5" style:family="paragraph" style:parent-style-name="Heading_20_2">
      <style:text-properties fo:font-size="6pt" style:font-size-asian="5.25pt" style:font-size-complex="6pt"/>
    </style:style>
    <style:style style:name="P6" style:family="paragraph" style:parent-style-name="Text_20_body" style:list-style-name="L1">
      <style:text-properties fo:font-size="6pt" style:font-size-asian="5.25pt" style:font-size-complex="6pt"/>
    </style:style>
    <style:style style:name="P7" style:family="paragraph" style:parent-style-name="Text_20_body" style:list-style-name="L2">
      <style:text-properties fo:font-size="6pt" style:font-size-asian="5.25pt" style:font-size-complex="6pt"/>
    </style:style>
    <style:style style:name="P8" style:family="paragraph" style:parent-style-name="Text_20_body" style:list-style-name="L3">
      <style:text-properties fo:font-size="6pt" style:font-size-asian="5.25pt" style:font-size-complex="6pt"/>
    </style:style>
    <style:style style:name="P9" style:family="paragraph" style:parent-style-name="Text_20_body" style:list-style-name="L4">
      <style:text-properties fo:font-size="6pt" style:font-size-asian="5.25pt" style:font-size-complex="6pt"/>
    </style:style>
    <style:style style:name="P10" style:family="paragraph" style:parent-style-name="Text_20_body" style:list-style-name="L5">
      <style:text-properties fo:font-size="6pt" style:font-size-asian="5.25pt" style:font-size-complex="6pt"/>
    </style:style>
    <style:style style:name="P11" style:family="paragraph" style:parent-style-name="Text_20_body" style:list-style-name="L6">
      <style:text-properties fo:font-size="6pt" style:font-size-asian="5.25pt" style:font-size-complex="6pt"/>
    </style:style>
    <style:style style:name="P12" style:family="paragraph" style:parent-style-name="Text_20_body" style:list-style-name="L7">
      <style:text-properties fo:font-size="6pt" style:font-size-asian="5.25pt" style:font-size-complex="6pt"/>
    </style:style>
    <style:style style:name="P13" style:family="paragraph" style:parent-style-name="Text_20_body" style:list-style-name="L8">
      <style:text-properties fo:font-size="6pt" style:font-size-asian="5.25pt" style:font-size-complex="6pt"/>
    </style:style>
    <style:style style:name="P14" style:family="paragraph" style:parent-style-name="Standard">
      <style:text-properties fo:font-size="6pt" style:font-size-asian="5.25pt" style:font-size-complex="6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🚀 <text:span text:style-name="Strong_20_Emphasis">ROBOCHEF™ — Investor Teaser (1-Page Overview)</text:span></text:h>
      <text:h text:style-name="P2" text:outline-level="3"><text:span text:style-name="Emphasis">Automated Humanoid Meal Preparation System with Encrypted Ingredient Authorization (AEC)</text:span></text:h>
      <text:p text:style-name="P3"><text:span text:style-name="Strong_20_Emphasis">Founder:</text:span> <text:span text:style-name="Emphasis">Meir Niv</text:span><text:line-break/><text:span text:style-name="Strong_20_Emphasis">Status:</text:span> Pre-Seed | Patent Portfolio in Development | Multi-Billion Category Creator</text:p>
      <text:p text:style-name="P4"/>
      <text:h text:style-name="P5" text:outline-level="2">🍽 <text:span text:style-name="Strong_20_Emphasis">What Is RoboChef?</text:span></text:h>
      <text:p text:style-name="P3">RoboChef™ is the world’s first <text:span text:style-name="Strong_20_Emphasis">full-stack automated cooking ecosystem</text:span>, combining:</text:p>
      <text:p text:style-name="P3">🤖 <text:span text:style-name="Strong_20_Emphasis">A humanoid chef</text:span><text:line-break/>🔥 <text:span text:style-name="Strong_20_Emphasis">An automated kitchen appliance</text:span><text:line-break/>🔐 <text:span text:style-name="Strong_20_Emphasis">Encrypted ingredient authorization system (AEC)</text:span><text:line-break/>📦 <text:span text:style-name="Strong_20_Emphasis">Proprietary food capsules + partner vendor program</text:span><text:line-break/>🧠 <text:span text:style-name="Strong_20_Emphasis">AI personalization + chef-trained taste engine</text:span></text:p>
      <text:p text:style-name="P3">RoboChef prepares gourmet meals automatically — chopping, seasoning, mixing, cooking, plating — safely and consistently.</text:p>
      <text:p text:style-name="P3">This is not a gadget.<text:line-break/>This is an <text:span text:style-name="Strong_20_Emphasis">entire new category</text:span>.</text:p>
      <text:p text:style-name="P4"/>
      <text:h text:style-name="P5" text:outline-level="2">💰 <text:span text:style-name="Strong_20_Emphasis">Why This Will Be Massive</text:span></text:h>
      <text:p text:style-name="P3">RoboChef solves 3 global problems:</text:p>
      <text:list text:style-name="L1">
        <text:list-item>
          <text:p text:style-name="P6"><text:span text:style-name="Strong_20_Emphasis">Time poverty:</text:span> People have no time to cook.</text:p>
        </text:list-item>
        <text:list-item>
          <text:p text:style-name="P6"><text:span text:style-name="Strong_20_Emphasis">Inconsistent food quality:</text:span> Restaurants and home cooks vary widely.</text:p>
        </text:list-item>
        <text:list-item>
          <text:p text:style-name="P6"><text:span text:style-name="Strong_20_Emphasis">Labor shortage:</text:span> Restaurants worldwide cannot find cooks.</text:p>
        </text:list-item>
      </text:list>
      <text:p text:style-name="P3">RoboChef brings a <text:span text:style-name="Strong_20_Emphasis">Michelin-level chef experience</text:span> into every home — 24/7 — for less than the cost of a human cook.</text:p>
      <text:p text:style-name="P4"/>
      <text:h text:style-name="P5" text:outline-level="2">🏆 <text:span text:style-name="Strong_20_Emphasis">The AEC Code — Our Billion-Dollar Moat</text:span></text:h>
      <text:p text:style-name="P3">RoboChef only accepts ingredients sealed with an <text:span text:style-name="Strong_20_Emphasis">Authorized Encrypted Code (AEC)</text:span>:</text:p>
      <text:list text:style-name="L2">
        <text:list-item>
          <text:p text:style-name="P7">Daily rotating encryption key</text:p>
        </text:list-item>
        <text:list-item>
          <text:p text:style-name="P7">Tamper-proof package</text:p>
        </text:list-item>
        <text:list-item>
          <text:p text:style-name="P7">Vendor licensing program</text:p>
        </text:list-item>
        <text:list-item>
          <text:p text:style-name="P7">Machine rejects unauthorized food</text:p>
        </text:list-item>
      </text:list>
      <text:p text:style-name="P3">This creates:</text:p>
      <text:h text:style-name="P2" text:outline-level="3">✔ Recurring revenue</text:h>
      <text:h text:style-name="P2" text:outline-level="3">✔ Nespresso-style business model</text:h>
      <text:h text:style-name="P2" text:outline-level="3">✔ Unbreakable ecosystem lock-in</text:h>
      <text:h text:style-name="P2" text:outline-level="3">✔ Globally enforceable IP advantage</text:h>
      <text:p text:style-name="P3">The <text:span text:style-name="Strong_20_Emphasis">AEC System is patentable</text:span> and forms the core money maker for decades.</text:p>
      <text:p text:style-name="P4"/>
      <text:h text:style-name="P5" text:outline-level="2">💡 <text:span text:style-name="Strong_20_Emphasis">What Makes Us Unique</text:span></text:h>
      <text:h text:style-name="P2" text:outline-level="3"><text:span text:style-name="Strong_20_Emphasis">1. Humanoid Chef Capability</text:span></text:h>
      <text:p text:style-name="P3">Uses common kitchen tools (no proprietary hardware).<text:line-break/>Learns chef movements.<text:line-break/>Adapts to household preferences.</text:p>
      <text:h text:style-name="P2" text:outline-level="3"><text:soft-page-break/><text:span text:style-name="Strong_20_Emphasis">2. AI Recipe Engine</text:span></text:h>
      <text:p text:style-name="P3">Personalized diets.<text:line-break/>Learned taste profiles.<text:line-break/>Chef-trained cooking motions.</text:p>
      <text:h text:style-name="P2" text:outline-level="3"><text:span text:style-name="Strong_20_Emphasis">3. Vendor Ecosystem</text:span></text:h>
      <text:p text:style-name="P3">Global network of licensed ingredient suppliers.<text:line-break/>Royalties to famous chefs for premium recipes.</text:p>
      <text:h text:style-name="P2" text:outline-level="3"><text:span text:style-name="Strong_20_Emphasis">4. Universal Appliance Versions</text:span></text:h>
      <text:list text:style-name="L3">
        <text:list-item>
          <text:p text:style-name="P8">Personal</text:p>
        </text:list-item>
        <text:list-item>
          <text:p text:style-name="P8">Family</text:p>
        </text:list-item>
        <text:list-item>
          <text:p text:style-name="P8">Restaurant</text:p>
        </text:list-item>
      </text:list>
      <text:p text:style-name="P3">Every tier increases market reach.</text:p>
      <text:p text:style-name="P4"/>
      <text:h text:style-name="P5" text:outline-level="2">🌍 <text:span text:style-name="Strong_20_Emphasis">Market Size</text:span></text:h>
      <text:list text:style-name="L4">
        <text:list-item>
          <text:p text:style-name="P9">Global kitchen appliance market: <text:span text:style-name="Strong_20_Emphasis">$250B</text:span></text:p>
        </text:list-item>
        <text:list-item>
          <text:p text:style-name="P9">Global ready-meal market: <text:span text:style-name="Strong_20_Emphasis">$160B</text:span></text:p>
        </text:list-item>
        <text:list-item>
          <text:p text:style-name="P9">Restaurant automation market: <text:span text:style-name="Strong_20_Emphasis">$40B</text:span></text:p>
        </text:list-item>
        <text:list-item>
          <text:p text:style-name="P9">Household robotics by 2030: <text:span text:style-name="Strong_20_Emphasis">$300B</text:span></text:p>
        </text:list-item>
      </text:list>
      <text:p text:style-name="P3"><text:span text:style-name="Strong_20_Emphasis">Total reachable market: $700B+</text:span></text:p>
      <text:p text:style-name="P3">RoboChef becomes the <text:span text:style-name="Strong_20_Emphasis">Apple of robotic cooking</text:span>.</text:p>
      <text:p text:style-name="P4"/>
      <text:h text:style-name="P5" text:outline-level="2">📜 <text:span text:style-name="Strong_20_Emphasis">Patent Categories (Filed as Portfolio)</text:span></text:h>
      <text:list text:style-name="L5">
        <text:list-item>
          <text:p text:style-name="P10">Robotic cooking process</text:p>
        </text:list-item>
        <text:list-item>
          <text:p text:style-name="P10">Humanoid food manipulation</text:p>
        </text:list-item>
        <text:list-item>
          <text:p text:style-name="P10">AI flavor &amp; preference adaptation</text:p>
        </text:list-item>
        <text:list-item>
          <text:p text:style-name="P10">Sealed food capsules</text:p>
        </text:list-item>
        <text:list-item>
          <text:p text:style-name="P10">AEC authorization system (core patent)</text:p>
        </text:list-item>
        <text:list-item>
          <text:p text:style-name="P10">Humanoid training method</text:p>
        </text:list-item>
        <text:list-item>
          <text:p text:style-name="P10">Auto-cleaning safety systems</text:p>
        </text:list-item>
      </text:list>
      <text:p text:style-name="P3">This creates a <text:span text:style-name="Strong_20_Emphasis">full wall of IP protection</text:span>.</text:p>
      <text:p text:style-name="P4"/>
      <text:h text:style-name="P5" text:outline-level="2">🤝 <text:span text:style-name="Strong_20_Emphasis">Business Model</text:span></text:h>
      <text:list text:style-name="L6">
        <text:list-item>
          <text:p text:style-name="P11">Sale of RoboChef hardware</text:p>
        </text:list-item>
        <text:list-item>
          <text:p text:style-name="P11">AEC code licensing (recurring)</text:p>
        </text:list-item>
        <text:list-item>
          <text:p text:style-name="P11">Capsule vendor contracts</text:p>
        </text:list-item>
        <text:list-item>
          <text:p text:style-name="P11">Premium “Chef Packs”</text:p>
        </text:list-item>
        <text:list-item>
          <text:p text:style-name="P11">Recipe marketplace</text:p>
        </text:list-item>
        <text:list-item>
          <text:p text:style-name="P11">Subscription for AI meal planning</text:p>
        </text:list-item>
        <text:list-item>
          <text:p text:style-name="P11">Humanoid training updates</text:p>
        </text:list-item>
      </text:list>
      <text:p text:style-name="P3"><text:span text:style-name="Strong_20_Emphasis">Projected recurring revenue &gt; 60%</text:span> after year 3.</text:p>
      <text:p text:style-name="P4"/>
      <text:h text:style-name="P5" text:outline-level="2">🔥 <text:span text:style-name="Strong_20_Emphasis">Traction &amp; Status</text:span></text:h>
      <text:list text:style-name="L7">
        <text:list-item>
          <text:p text:style-name="P12">Concept finalized</text:p>
        </text:list-item>
        <text:list-item>
          <text:p text:style-name="P12"><text:soft-page-break/>Patent portfolio drafted</text:p>
        </text:list-item>
        <text:list-item>
          <text:p text:style-name="P12">System architecture completed</text:p>
        </text:list-item>
        <text:list-item>
          <text:p text:style-name="P12">AI/ML strategy defined</text:p>
        </text:list-item>
        <text:list-item>
          <text:p text:style-name="P12">Next steps: prototype + licensing partners</text:p>
        </text:list-item>
      </text:list>
      <text:p text:style-name="P4"/>
      <text:h text:style-name="P5" text:outline-level="2">💵 <text:span text:style-name="Strong_20_Emphasis">Funding Ask</text:span></text:h>
      <text:p text:style-name="P3">Seeking:<text:line-break/><text:span text:style-name="Strong_20_Emphasis">$3M Pre-Seed</text:span> to build:</text:p>
      <text:list text:style-name="L8">
        <text:list-item>
          <text:p text:style-name="P13">Alpha prototype (humanoid + appliance hybrid)</text:p>
        </text:list-item>
        <text:list-item>
          <text:p text:style-name="P13">AI/ML cooking engine</text:p>
        </text:list-item>
        <text:list-item>
          <text:p text:style-name="P13">AEC encryption module</text:p>
        </text:list-item>
        <text:list-item>
          <text:p text:style-name="P13">Vendor onboarding platform</text:p>
        </text:list-item>
        <text:list-item>
          <text:p text:style-name="P13">Patent portfolio (US + PCT)</text:p>
        </text:list-item>
      </text:list>
      <text:p text:style-name="P4"/>
      <text:h text:style-name="P5" text:outline-level="2">👤 <text:span text:style-name="Strong_20_Emphasis">Founder</text:span></text:h>
      <text:p text:style-name="P3"><text:span text:style-name="Strong_20_Emphasis">Meir Niv — Inventor, technologist, entrepreneur</text:span><text:line-break/>35+ year experience in software, automation, and system design.<text:line-break/>Track record of creating innovations in water systems, robotics, and trading automation.</text:p>
      <text:p text:style-name="P4"/>
      <text:h text:style-name="P5" text:outline-level="2">📩 <text:span text:style-name="Strong_20_Emphasis">Interested?</text:span></text:h>
      <text:p text:style-name="P3">RoboChef is seeking <text:span text:style-name="Strong_20_Emphasis">quality investors</text:span>, not “greedy investors.”<text:line-break/>Strategic partners welcome: appliance makers, robotics firms, major chefs, grocery suppliers.</text:p>
      <text:p text:style-name="P4"/>
      <text:p text:style-name="P3">If you'd like, I can now prepare:</text:p>
      <text:h text:style-name="P2" text:outline-level="3">👉 <text:span text:style-name="Strong_20_Emphasis">Next:</text:span> <text:span text:style-name="Emphasis">Pitch Deck (15 Slides)</text:span></text:h>
      <text:p text:style-name="P3">or</text:p>
      <text:h text:style-name="P2" text:outline-level="3">👉 <text:span text:style-name="Emphasis">Investor FAQ (Document #10)</text:span></text:h>
      <text:p text:style-name="P3">or</text:p>
      <text:h text:style-name="P2" text:outline-level="3">👉 <text:span text:style-name="Emphasis">Press Release “RoboChef Launche</text:span></text:h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7T01:37:39.459859300</meta:creation-date>
    <dc:date>2025-11-17T01:38:20.461657000</dc:date>
    <meta:editing-duration>PT41S</meta:editing-duration>
    <meta:editing-cycles>1</meta:editing-cycles>
    <meta:document-statistic meta:table-count="0" meta:image-count="0" meta:object-count="0" meta:page-count="3" meta:paragraph-count="86" meta:word-count="544" meta:character-count="3562" meta:non-whitespace-character-count="3135"/>
    <meta:generator>LibreOffice/25.8.2.2$Windows_X86_64 LibreOffice_project/d401f2107ccab8f924a8e2df40f573aab7605b6f</meta:generator>
  </office:meta>
</office:document-meta>
</file>